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" style:parent-style-name="Normální" style:family="paragraph">
      <style:text-properties fo:font-weight="bold" style:font-weight-asian="bold"/>
    </style:style>
    <style:style style:name="T19" style:parent-style-name="instrukce" style:family="text">
      <style:text-properties style:use-window-font-color="true"/>
    </style:style>
    <style:style style:name="P20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T21" style:parent-style-name="instrukce" style:family="text">
      <style:text-properties style:use-window-font-color="true"/>
    </style:style>
    <style:style style:name="P22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T23" style:parent-style-name="instrukce" style:family="text">
      <style:text-properties style:use-window-font-color="true"/>
    </style:style>
    <style:style style:name="P24" style:parent-style-name="Číslovanýseznam" style:family="paragraph">
      <style:paragraph-properties fo:text-align="start" fo:line-height="0.2222in" fo:margin-left="0.3937in" fo:text-indent="-0.3937in">
        <style:tab-stops/>
      </style:paragraph-properties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T28" style:parent-style-name="instrukce" style:family="text">
      <style:text-properties style:use-window-font-color="true"/>
    </style:style>
    <style:style style:name="T29" style:parent-style-name="instrukce" style:family="text">
      <style:text-properties style:use-window-font-color="true"/>
    </style:style>
    <style:style style:name="P30" style:parent-style-name="Příloha" style:family="paragraph">
      <style:text-properties fo:font-size="12pt" style:font-size-asian="12pt" style:font-size-complex="13pt"/>
    </style:style>
    <style:style style:name="T31" style:parent-style-name="instrukce" style:family="text">
      <style:text-properties style:use-window-font-color="true"/>
    </style:style>
    <style:style style:name="T32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K106 3/2026</text:p>
            <text:p text:style-name="Normální">KVOP-1286/2026</text:p>
            <text:p text:style-name="Normální"><text:bookmark-start text:name="Text3"/>12. 01. 2026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V.H.</text:p>
            <text:p text:style-name="Normální"/>
            <text:p text:style-name="P18">e-mail:</text:p>
            <text:p text:style-name="Normální"><text:s text:c="5"/></text:p>
            <text:p text:style-name="Normální"><text:s/><text:s/><text:s text:c="5"/></text:p>
            <text:p text:style-name="Normální"/>
            <text:p text:style-name="Normální"/>
          </table:table-cell>
        </table:table-row>
      </table:table>
      <text:h text:style-name="Nadpis1" text:outline-level="1">Sdělení<text:s/>o vyřízení žádosti<text:s/>o informace</text:h>
      <text:h text:style-name="Nadpis1" text:outline-level="1">podle zákona<text:s/>č. 106/1999 Sb.,<text:s/>o svobodném přístupu<text:s/>k informacím</text:h>
      <text:p text:style-name="Základnítext">Vážený pane H.,</text:p>
      <text:p text:style-name="Základnítext">dne<text:s/><text:span text:style-name="T19">6. ledna 2025</text:span><text:s/>obdržela Kancelář veřejného ochránce práv a ochránce práv dětí Vaši žádost o informace. Žádáte o:</text:p>
      <text:list text:style-name="LFO7" text:continue-numbering="true">
        <text:list-item>
          <text:p text:style-name="P20"><text:span text:style-name="T21">Sdělení, jak řidič, jehož se týkalo šetření ochránce zveřejněné v médiích (1844/2025/VOP/MK) nazval dotčený židlochovický úřad,</text:span></text:p>
        </text:list-item>
        <text:list-item>
          <text:p text:style-name="P22"><text:span text:style-name="T23">Žádáte o zaslání vyjádření Krajského úřadu Jihomoravského kraje ke zprávě o šetření ochránce a<text:s/></text:span></text:p>
        </text:list-item>
        <text:list-item>
          <text:p text:style-name="P24"><text:span text:style-name="T25">Žádáte o zaslání odpovědi Ministerstva dopravy k této věci.</text:span></text:p>
        </text:list-item>
      </text:list>
      <text:p text:style-name="Základnítext"><text:span text:style-name="Silné">Dáváme Vám tyto informace</text:span>:</text:p>
      <text:h text:style-name="Nadpis2" text:outline-level="2">K bodu č. 1</text:h>
      <text:p text:style-name="Základnítext"><text:span text:style-name="T26">Stěžovatel si<text:s/></text:span><text:span text:style-name="T27">v<text:s/></text:span><text:span text:style-name="T28">internetovém bankovnictví označil platbu takto: „curaci“.</text:span></text:p>
      <text:h text:style-name="Nadpis2" text:outline-level="2">K bodu č. 2 a 3</text:h>
      <text:p text:style-name="Základnítext"><text:span text:style-name="T29">Obě požadované písemnosti Vám v anonymizované podobě zasíláme v příloze. Přitom dodávám, že formální odpověď Ministerstva dopravy ochránce neobdržel. Obdržel toliko kopii rozhodnutí, kterým ministerstvo ve zkráceném přezkumném řízení zrušilo obě rozhodnutí správních orgánů a řízení zastavilo.<text:s/></text:span></text:p>
      <text:p text:style-name="Základnítext">S pozdravem</text:p>
      <text:p text:style-name="podpis">JUDr. Pavel Pořízek, Ph.D.<text:s/>v. r.</text:p>
      <text:p text:style-name="podpis">vedoucí Kanceláře veřejného ochránce práv</text:p>
      <text:p text:style-name="podpis">a ochránce práv dětí</text:p>
      <text:p text:style-name="podpis">(podepsáno elektronicky)</text:p>
      <text:p text:style-name="P30">Přílohy</text:p>
      <text:p text:style-name="Normální"><text:span text:style-name="T31">Vyjádření KÚ JMK ke zprávě o šetření</text:span></text:p>
      <text:p text:style-name="Normální"><text:span text:style-name="T32">Rozhodnutí M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alibri" fo:color="#808080" fo:font-size="10pt" style:font-size-asian="10pt" style:font-size-complex="10pt"/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2" style:parent-style-name="Standardnípísmoodstavce" style:family="text">
      <style:text-properties style:font-name="CKGinisSmall" fo:font-size="18pt" style:font-size-asian="18pt" style:font-size-complex="18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4" style:parent-style-name="Standardnípísmoodstavce" style:family="text">
      <style:text-properties style:font-name="Calibri" style:font-size-complex="11.5pt"/>
    </style:style>
    <style:style style:name="P15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/>
        <text:p text:style-name="P11"><draw:frame draw:z-index="251658240" draw:style-name="a0" draw:name="obrázek 1" text:anchor-type="paragraph" svg:x="-0.03611in" svg:y="-0.24236in" svg:width="3.57778in" svg:height="0.68958in" style:rel-width="scale" style:rel-height="scale"><draw:image xlink:href="media/image1.png" xlink:type="simple" xlink:show="embed" xlink:actuate="onLoad"/><svg:title/><svg:desc/></draw:frame><text:span text:style-name="T12">*KVOPX00GALL9*</text:span>*KVOPX00GALL9*</text:p>
        <text:p text:style-name="P13"><text:span text:style-name="T14">KVOPX00GALL9</text:span>KVOPX00GALL9</text:p>
        <text:p text:style-name="P15"/>
      </style:header>
      <style:footer>
        <text:p text:style-name="kontakt">Kancelář veřejného ochránce práv a ochránce práv dětí</text:p>
        <text:p text:style-name="kontakt">adresa: Údolní 658/39, 602 00 Brno; web: www.ochrance.cz; kontakt: podatelna@ochrance.cz; (+420) 542 542 111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6-03-10T09:26:00Z</meta:creation-date>
    <dc:date>2026-03-10T09:26:00Z</dc:date>
    <meta:print-date>2026-01-12T08:30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98" meta:character-count="1370" meta:row-count="9" meta:non-whitespace-character-count="1174"/>
  </office:meta>
</office:document-meta>
</file>